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50%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line-height="150%" fo:text-indent="0cm"/>
      <style:text-properties fo:color="#ffffff" fo:font-family="'Arial Black'" style:font-family-generic="swiss" style:font-pitch="variable" fo:font-size="66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.003cm" presentation:class="title" presentation:user-transformed="true">
          <draw:text-box>
            <text:p text:style-name="P1"><text:span text:style-name="T1">Blisko, blisko, blisko</text:span><text:span text:style-name="T1"><text:line-break/></text:span><text:span text:style-name="T1">jesteś Panie mój,</text:span><text:span text:style-name="T1"><text:line-break/></text:span><text:span text:style-name="T1">Blisko tak,</text:span><text:span text:style-name="T1"><text:line-break/></text:span><text:span text:style-name="T1">że czuję tchnienie Tw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.003cm" presentation:class="title" presentation:user-transformed="true">
          <draw:text-box>
            <text:p text:style-name="P1"><text:span text:style-name="T1">I przychodzisz do mnie</text:span><text:span text:style-name="T1"><text:line-break/></text:span><text:span text:style-name="T1">już dotykasz mnie,</text:span><text:span text:style-name="T1"><text:line-break/></text:span><text:span text:style-name="T1">Łaską przebaczenia</text:span><text:span text:style-name="T1"><text:line-break/></text:span><text:span text:style-name="T1">karmisz moją dusz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6-05-19T16:56:22</meta:creation-date>
    <dc:creator>Ziomal Mistrz</dc:creator>
    <dc:date>2013-04-20T23:44:10.68</dc:date>
    <dc:language>pl-PL</dc:language>
    <meta:editing-cycles>9</meta:editing-cycles>
    <meta:editing-duration>PT6M13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